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pitch="variable"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2">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Standard" style:list-style-name="L4">
      <style:paragraph-properties fo:text-align="justify" style:justify-single-word="false"/>
    </style:style>
    <style:style style:name="P9" style:family="paragraph" style:parent-style-name="Standard" style:list-style-name="L3"/>
    <style:style style:name="P10" style:family="paragraph" style:parent-style-name="Standard" style:list-style-name="L4">
      <style:paragraph-properties fo:text-align="justify" style:justify-single-word="false"/>
      <style:text-properties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exo y arreglos de bugs descriptos en el Informe Final</text:p>
      <text:p text:style-name="P1"/>
      <text:p text:style-name="P2">String:</text:p>
      <text:list text:style-name="L1">
        <text:list-item>
          <text:p text:style-name="P5">Se corrige la mala lectura de 8 caracteres descripto en nuestro trabajo. El problema surgía del mal uso de la librería string, por ejemplo con el método assign. </text:p>
        </text:list-item>
        <text:list-item>
          <text:p text:style-name="P5">Este mal uso provocaba que sólo se pudiera abrir archivo de texto plano, con este buen manejo, se logra abrir todo tipo de archivo, ya sea un pdf, .doc, una imagen, un archivo de sonido, video, archivos comprimidos, etc. Es óptimo para cualquier tipo de archivo.</text:p>
        </text:list-item>
      </text:list>
      <text:p text:style-name="P4"/>
      <text:p text:style-name="P2">Falla de segmentación (segmentation fault):</text:p>
      <text:list text:style-name="L2">
        <text:list-item>
          <text:p text:style-name="P6">Se generaba basura al cargar la lista de registros variables libres del archivo de registros de tamaño variable porque la llamada estaba en un lugar equivocado. Recibía contenido encriptado y corrompía al sistema.</text:p>
        </text:list-item>
      </text:list>
      <text:list text:style-name="L3">
        <text:list-item>
          <text:p text:style-name="P7">Se corrige el mal manejo del análisis de incongruencias. Abría y cerraba constantemente los archivos. </text:p>
        </text:list-item>
        <text:list-item>
          <text:p text:style-name="P7">Se corrige mal manejo de Id entre particiones y portadores.</text:p>
        </text:list-item>
      </text:list>
      <text:p text:style-name="P4"/>
      <text:p text:style-name="P2">Bmp:</text:p>
      <text:list text:style-name="L4">
        <text:list-item>
          <text:p text:style-name="P8">Mal informado en el Informe Final. No soporta bmp de 32 bits del estilo (X8 R8 G8 B8) y si el de 16 bits que se mencionaba, ademas del de 32 bits estilo (A8 R8 G8 B8).</text:p>
        </text:list-item>
        <text:list-item>
          <text:p text:style-name="P10">No soporta bmp con ningún tipo de compresión.</text:p>
        </text:list-item>
      </text:list>
      <text:p text:style-name="P2"/>
      <text:p text:style-name="P2">Varios:</text:p>
      <text:list text:style-name="L3">
        <text:list-item text:start-value="1">
          <text:p text:style-name="P7">Nunca existió la restricción de apertura de archivos 5 megas anunciado en el informe<text:span text:style-name="T2"> entregado</text:span>.</text:p>
        </text:list-item>
        <text:list-item>
          <text:p text:style-name="P7">Se corrige la cuenta de inicio del offset para Gif, Png y Jpg.</text:p>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pitch="variable"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Anexo - Tp Organización de Datos – 2º Cuat 2008 – Grupo 0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Pablo</meta:initial-creator>
    <meta:creation-date>2008-12-03T10:31:44</meta:creation-date>
    <dc:creator>Rodrigo Varela</dc:creator>
    <dc:date>2008-11-30T21:52:25</dc:date>
    <meta:editing-cycles>20</meta:editing-cycles>
    <meta:editing-duration>PT4H3M9S</meta:editing-duration>
    <meta:user-defined meta:name="Información 1"/>
    <meta:user-defined meta:name="Información 2"/>
    <meta:user-defined meta:name="Información 3"/>
    <meta:user-defined meta:name="Información 4"/>
    <meta:document-statistic meta:table-count="0" meta:image-count="0" meta:object-count="0" meta:page-count="1" meta:paragraph-count="15" meta:word-count="233" meta:character-count="1340"/>
  </office:meta>
</office:document-meta>
</file>